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5fe" officeooo:paragraph-rsid="001e45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Arithmetic.sh</text:p>
      <text:p text:style-name="P1">4.relationaloper.sh</text:p>
      <text:p text:style-name="P1">5.logicaloperatoe.sh</text:p>
      <text:p text:style-name="P1">6.ifstatement.sh</text:p>
      <text:p text:style-name="P1">7.ifelsestatemet.sh</text:p>
      <text:p text:style-name="P1">8.ifelifif.sh</text:p>
      <text:p text:style-name="P1">9.nestedif.sh</text:p>
      <text:p text:style-name="P1">10.whileloop.sh</text:p>
      <text:p text:style-name="P1">11.for-loop.sh</text:p>
      <text:p text:style-name="P1">12.casestatement.sh</text:p>
      <text:p text:style-name="P1">13.function.sh</text:p>
      <text:p text:style-name="P1">14.arrays.sh</text:p>
      <text:p text:style-name="P1">15.ifs.sh</text:p>
      <text:p text:style-name="P1">2.variables.sh</text:p>
      <text:p text:style-name="P1">1.helloworld.sh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3:18:20.841640686</meta:creation-date>
    <dc:date>2021-03-24T13:23:35.723705638</dc:date>
    <meta:editing-duration>PT5M15S</meta:editing-duration>
    <meta:editing-cycles>1</meta:editing-cycles>
    <meta:document-statistic meta:table-count="0" meta:image-count="0" meta:object-count="0" meta:page-count="1" meta:paragraph-count="15" meta:word-count="15" meta:character-count="227" meta:non-whitespace-character-count="227"/>
    <meta:generator>LibreOffice/6.4.6.2$Linux_X86_64 LibreOffice_project/40$Build-2</meta:generator>
  </office:meta>
</office:document-meta>
</file>